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Banks set daily transaction limits and charges for services like UPI, NEFT, RTGS, and IMPS. This guide provides an overview.</text:p>
      <text:h text:style-name="P1" text:outline-level="2">Details</text:h>
      <text:list text:style-name="L15">
        <text:list-item>
          <text:p text:style-name="P17"><text:span text:style-name="Strong_20_Emphasis">UPI</text:span>: ₹1 lakh/day; free or ₹0.5–₹2/transaction.</text:p>
        </text:list-item>
        <text:list-item>
          <text:p text:style-name="P17"><text:span text:style-name="Strong_20_Emphasis">NEFT</text:span>: No upper limit; ₹2–₹25 (₹1 lakh+: ₹10–₹25).</text:p>
        </text:list-item>
        <text:list-item>
          <text:p text:style-name="P17"><text:span text:style-name="Strong_20_Emphasis">RTGS</text:span>: Minimum ₹2 lakh; ₹25–₹55.</text:p>
        </text:list-item>
        <text:list-item>
          <text:p text:style-name="P17"><text:span text:style-name="Strong_20_Emphasis">IMPS</text:span>: Up to ₹5 lakh/day; ₹2.5–₹15.</text:p>
        </text:list-item>
        <text:list-item>
          <text:p text:style-name="P17"><text:span text:style-name="Strong_20_Emphasis">ATM</text:span>: ₹20,000–₹1 lakh/day; free for 3–5 transactions, then ₹10–₹20.</text:p>
        </text:list-item>
        <text:list-item>
          <text:p text:style-name="P17"><text:span text:style-name="Strong_20_Emphasis">Others</text:span>: Cheque book (₹2–₹5/leaf), SMS alerts (₹0.25–₹1).</text:p>
        </text:list-item>
      </text:list>
      <text:h text:style-name="P1" text:outline-level="2">Notes</text:h>
      <text:list text:style-name="L16">
        <text:list-item>
          <text:p text:style-name="P18">Limits/charges vary by bank; check website/branch.</text:p>
        </text:list-item>
        <text:list-item>
          <text:p text:style-name="P18">Premium accounts may have higher limits.</text:p>
        </text:list-item>
        <text:list-item>
          <text:p text:style-name="P18">Non-financial transactions have separate limits.</text:p>
        </text:list-item>
      </text:list>
      <text:h text:style-name="P1" text:outline-level="2">Key Terms</text:h>
      <text:p text:style-name="P2">Transaction limits, bank charges, UPI, NEFT, RTGS, IMPS, ATM, fees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3:53.589564255</dc:date>
    <meta:editing-duration>PT10M40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112" meta:character-count="652" meta:non-whitespace-character-count="574"/>
  </office:meta>
</office:document-meta>
</file>